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55000003C3D3AA7893DEFC83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1" style:family="table-cell" style:parent-style-name="Default" style:data-style-name="N37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30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61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20pt" fo:font-style="normal" fo:text-shadow="none" style:text-underline-style="none" fo:font-weight="bold" style:font-size-asian="20pt" style:font-style-asian="normal" style:font-weight-asian="bold" style:font-name-complex="Segoe UI" style:font-size-complex="20pt" style:font-style-complex="normal" style:font-weight-complex="bold"/>
    </style:style>
    <style:style style:name="ce32" style:family="table-cell" style:parent-style-name="Default" style:data-style-name="N104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0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999999" style:text-outline="false" style:text-line-through-style="none" style:text-line-through-typ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3" table:number-rows-spanned="2">
            <text:p>Invoice #3297</text:p>
          </table:table-cell>
          <table:covered-table-cell table:number-columns-repeated="2" table:style-name="ce8"/>
          <table:table-cell table:style-name="ce16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 table:style-name="ce22"/>
          <table:table-cell table:number-columns-repeated="56"/>
        </table:table-row>
        <table:table-row table:style-name="ro1">
          <table:covered-table-cell table:number-columns-repeated="3" table:style-name="ce8"/>
          <table:table-cell table:style-name="ce17" table:number-columns-spanned="5" table:number-rows-spanned="5">
            <draw:frame draw:z-index="0" draw:name="Image 1" draw:style-name="gr1" draw:text-style-name="P1" svg:width="4.2472in" svg:height="1.0417in" svg:x="0in" svg:y="0in">
              <draw:image xlink:href="Pictures/1000000100000F55000003C3D3AA7893DEFC839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8"/>
          <table:table-cell table:style-name="ce29" office:value-type="string" calcext:value-type="string" table:number-columns-spanned="2" table:number-rows-spanned="1">
            <text:p>Balance Due</text:p>
          </table:table-cell>
          <table:covered-table-cell table:style-name="ce36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style-name="ce30" table:formula="of:=[.I29]" office:value-type="currency" office:currency="USD" office:value="400" calcext:value-type="currency" table:number-columns-spanned="2" table:number-rows-spanned="2">
            <text:p>$400.00</text:p>
          </table:table-cell>
          <table:covered-table-cell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covered-table-cell table:number-columns-repeated="2" table:style-name="ce61"/>
          <table:table-cell table:number-columns-repeated="54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covered-table-cell table:number-columns-repeated="5" table:style-name="ce48"/>
          <table:table-cell table:number-columns-repeated="5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2448 Stout St. Denver, CO 80205</text:p>
          </table:table-cell>
          <table:covered-table-cell table:number-columns-repeated="4" table:style-name="ce23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0"/>
          <table:table-cell table:style-name="ce20" office:value-type="string" calcext:value-type="string">
            <text:p>Terms</text:p>
          </table:table-cell>
          <table:table-cell table:style-name="ce6"/>
          <table:table-cell table:style-name="ce25"/>
          <table:table-cell table:style-name="ce25" office:value-type="string" calcext:value-type="string">
            <text:p>Invoice Date</text:p>
          </table:table-cell>
          <table:table-cell table:style-name="ce25" office:value-type="string" calcext:value-type="string">
            <text:p>Due Date</text:p>
          </table:table-cell>
          <table:table-cell table:style-name="ce6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3" table:number-rows-spanned="1">
            <text:p>Kim Krause</text:p>
          </table:table-cell>
          <table:covered-table-cell table:number-columns-repeated="2" table:style-name="ce41"/>
          <table:table-cell table:style-name="ce21" office:value-type="string" calcext:value-type="string" table:number-columns-spanned="2" table:number-rows-spanned="1">
            <text:p>Due on Receipt</text:p>
          </table:table-cell>
          <table:covered-table-cell table:style-name="ce24"/>
          <table:table-cell table:style-name="ce41"/>
          <table:table-cell table:number-columns-repeated="2" table:style-name="ce26" office:value-type="date" office:date-value="2025-10-01" calcext:value-type="date">
            <text:p>10/01/25</text:p>
          </table:table-cell>
          <table:table-cell table:style-name="ce41" table:number-columns-repeated="56"/>
        </table:table-row>
        <table:table-row table:style-name="ro2">
          <table:table-cell table:style-name="ce5" office:value-type="string" calcext:value-type="string" table:number-columns-spanned="3" table:number-rows-spanned="1">
            <text:p>Print Partners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1165 South Jason St.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office:value-type="string" calcext:value-type="string" table:number-columns-spanned="3" table:number-rows-spanned="1">
            <text:p>Denver, CO 80223-3112</text:p>
          </table:table-cell>
          <table:covered-table-cell table:number-columns-repeated="2" table:style-name="ce41"/>
          <table:table-cell table:style-name="ce41" table:number-columns-repeated="61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41"/>
          <table:table-cell table:style-name="ce41" table:number-columns-repeated="61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ervice</text:p>
          </table:table-cell>
          <table:table-cell table:style-name="ce45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5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1" office:value-type="date" office:date-value="2025-09-25" calcext:value-type="date">
            <text:p>09/25/25</text:p>
          </table:table-cell>
          <table:table-cell table:style-name="ce12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Regular cleaning services provided to Print Partners</text:p>
          </table:table-cell>
          <table:covered-table-cell table:number-columns-repeated="4" table:style-name="ce39"/>
          <table:table-cell table:style-name="ce12" office:value-type="string" calcext:value-type="string">
            <text:p>--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38"/>
          <table:table-cell table:style-name="ce13"/>
          <table:table-cell table:style-name="ce38" table:number-columns-spanned="5" table:number-rows-spanned="1"/>
          <table:covered-table-cell table:number-columns-repeated="4" table:style-name="ce38"/>
          <table:table-cell table:style-name="ce13"/>
          <table:table-cell table:style-name="ce33"/>
          <table:table-cell table:style-name="ce6"/>
          <table:table-cell table:number-columns-repeated="54"/>
        </table:table-row>
        <table:table-row table:style-name="ro1">
          <table:table-cell table:style-name="ce39"/>
          <table:table-cell table:style-name="ce12"/>
          <table:table-cell table:style-name="ce39" table:number-columns-spanned="5" table:number-rows-spanned="1"/>
          <table:covered-table-cell table:number-columns-repeated="4" table:style-name="ce39"/>
          <table:table-cell table:style-name="ce12"/>
          <table:table-cell table:style-name="ce32"/>
          <table:table-cell table:style-name="ce6"/>
          <table:table-cell table:number-columns-repeated="54"/>
        </table:table-row>
        <table:table-row table:style-name="ro1">
          <table:table-cell table:style-name="ce6" table:number-columns-repeated="10"/>
          <table:table-cell table:number-columns-repeated="54"/>
        </table:table-row>
        <table:table-row table:style-name="ro1">
          <table:table-cell table:style-name="ce6"/>
          <table:table-cell table:style-name="ce44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44"/>
          <table:table-cell table:style-name="ce6"/>
          <table:table-cell table:style-name="ce27" office:value-type="string" calcext:value-type="string">
            <text:p>Total</text:p>
          </table:table-cell>
          <table:table-cell table:style-name="ce34" table:formula="of:=SUM([.I15:.I25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/>
          <table:table-cell table:style-name="ce28" office:value-type="string" calcext:value-type="string">
            <text:p>Balance Due</text:p>
          </table:table-cell>
          <table:table-cell table:style-name="ce35" table:formula="of:=SUM([.I16:.I26])" office:value-type="currency" office:currency="USD" office:value="400" calcext:value-type="currency">
            <text:p>$400.00</text:p>
          </table:table-cell>
          <table:table-cell table:style-name="ce6"/>
          <table:table-cell table:number-columns-repeated="54"/>
        </table:table-row>
        <table:table-row table:style-name="ro1">
          <table:table-cell table:style-name="ce6"/>
          <table:covered-table-cell table:number-columns-repeated="5" table:style-name="ce44"/>
          <table:table-cell table:style-name="ce6" table:number-columns-repeated="4"/>
          <table:table-cell table:number-columns-repeated="54"/>
        </table:table-row>
        <table:table-row table:style-name="ro1">
          <table:table-cell/>
          <table:covered-table-cell table:number-columns-repeated="5" table:style-name="ce44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8862in" fo:margin-bottom="0.8862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5T09:04:52</meta:creation-date>
    <dc:language>en-US</dc:language>
    <dc:date>2025-09-21T16:12:08.485717053</dc:date>
    <meta:editing-cycles>50</meta:editing-cycles>
    <meta:editing-duration>PT1H42M26S</meta:editing-duration>
    <meta:generator>LibreOffice/7.4.7.2$Linux_AARCH64 LibreOffice_project/40$Build-2</meta:generator>
    <meta:document-statistic meta:table-count="1" meta:cell-count="31" meta:object-count="1"/>
  </office:meta>
</office:document-meta>
</file>